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3" style:family="paragraph" style:parent-style-name="Standard">
      <style:paragraph-properties fo:line-height="100%"/>
      <style:text-properties officeooo:paragraph-rsid="01fab0a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8ab62" fo:background-color="transparent" style:font-size-asian="12pt" style:language-asian="nl" style:country-asian="NL" style:font-name-complex="Bitstream Vera Sans" style:font-size-complex="12pt"/>
    </style:style>
    <style:style style:name="P16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text-properties officeooo:paragraph-rsid="01e8ab62"/>
    </style:style>
    <style:style style:name="P21" style:family="paragraph" style:parent-style-name="Standard">
      <style:text-properties officeooo:paragraph-rsid="01f90280"/>
    </style:style>
    <style:style style:name="P22" style:family="paragraph" style:parent-style-name="Standard" style:master-page-name="Standard">
      <style:paragraph-properties style:page-number="auto"/>
      <style:text-properties officeooo:paragraph-rsid="01f90280"/>
    </style:style>
    <style:style style:name="P23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d0f109" officeooo:paragraph-rsid="01fd7cd7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fd7cd7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de4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font-name="Liberation Mono" fo:language="nl" fo:country="NL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fo:color="#000000" loext:opacity="100%" style:font-name="Liberation Mono" fo:language="nl" fo:country="NL" officeooo:rsid="01fd7cd7" fo:background-color="transparent" loext:char-shading-value="0" style:font-size-asian="12pt" style:language-asian="nl" style:country-asian="NL" style:font-size-complex="12pt"/>
    </style:style>
    <style:style style:name="T52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loext:opacity="100%" style:font-name="Liberation Mono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fo:color="#000000" loext:opacity="100%" style:font-name="Liberation Mono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1cfd8fe"/>
    </style:style>
    <style:style style:name="T58" style:family="text">
      <style:text-properties style:font-name="Liberation Sans" officeooo:rsid="01abc67c"/>
    </style:style>
    <style:style style:name="T5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style:font-name="Liberation Sans" fo:font-size="12pt" fo:language="nl" fo:country="NL" fo:font-style="italic" officeooo:rsid="01fd7cd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style:font-name="Liberation Sans" officeooo:rsid="01f9c0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49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31">C</text:span></text:span><text:span text:style-name="Strong_20_Emphasis"><text:span text:style-name="T32">h</text:span></text:span><text:span text:style-name="Strong_20_Emphasis"><text:span text:style-name="T30">ecklist voor </text:span></text:span><text:span text:style-name="Strong_20_Emphasis"><text:span text:style-name="T33">de installatie</text:span></text:span><text:span text:style-name="Strong_20_Emphasis"><text:span text:style-name="T30"> van </text:span></text:span><text:reference-mark-start text:name="Distributie"/><text:span text:style-name="Strong_20_Emphasis"><text:span text:style-name="T34">Ubunt</text:span></text:span><text:span text:style-name="Strong_20_Emphasis"><text:span text:style-name="T35">u</text:span></text:span><text:reference-mark-end text:name="Distributie"/><text:span text:style-name="Strong_20_Emphasis"><text:span text:style-name="T34"> </text:span></text:span><text:reference-mark-start text:name="Versie"/><text:span text:style-name="T57">2</text:span><text:span text:style-name="T66">2</text:span><text:span text:style-name="Strong_20_Emphasis"><text:span text:style-name="T34">.</text:span></text:span><text:span text:style-name="Strong_20_Emphasis"><text:span text:style-name="T36">04</text:span></text:span><text:reference-mark-end text:name="Versie"/><text:span text:style-name="Strong_20_Emphasis"><text:span text:style-name="T47"> </text:span></text:span><text:span text:style-name="Strong_20_Emphasis"><text:span text:style-name="T48">LTS</text:span></text:span><text:span text:style-name="Strong_20_Emphasis"><text:span text:style-name="T7"> </text:span></text:span><text:reference-mark-start text:name="Editie"/><text:span text:style-name="Strong_20_Emphasis"><text:span text:style-name="T37">desktop</text:span></text:span><text:reference-mark-end text:name="Editie"/><text:span text:style-name="Strong_20_Emphasis"><text:span text:style-name="T38"> </text:span></text:span><text:span text:style-name="Strong_20_Emphasis"><text:span text:style-name="T30">op </text:span></text:span><text:reference-mark-start text:name="Computernaam"/><text:span text:style-name="T58">pc</text:span><text:span text:style-name="Strong_20_Emphasis"><text:span text:style-name="T39">04</text:span></text:span><text:reference-mark-end text:name="Computernaam"/><text:span text:style-name="T40">.</text:span><text:span text:style-name="Strong_20_Emphasis"><text:span text:style-name="T30"><text:line-break/></text:span></text:span></text:p>
      <text:p text:style-name="P13"><text:span text:style-name="T30">Kijk op </text:span><text:a xlink:type="simple" xlink:href="https://karelzimmer.nl/" text:style-name="Internet_20_link" text:visited-style-name="Visited_20_Internet_20_Link"><text:span text:style-name="Internet_20_link"><text:span text:style-name="T59">karelzimmer.nl</text:span></text:span></text:a><text:span text:style-name="T30"> </text:span><text:span text:style-name="T16">voor</text:span><text:span text:style-name="T17"> </text:span><text:span text:style-name="T55">deze en andere </text:span><text:span text:style-name="T20">checklists, scripts, </text:span><text:span text:style-name="T21">en informatie</text:span><text:span text:style-name="T20">.</text:span></text:p>
      <text:p text:style-name="P3"/>
      <text:p text:style-name="P16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9"/></text:span></text:p>
      <text:p text:style-name="P9"><text:span text:style-name="Definition"><text:span text:style-name="T63">g</text:span></text:span><text:span text:style-name="Definition"><text:span text:style-name="T62">ebruiker</text:span></text:span><text:span text:style-name="T30"><text:tab/><text:tab/><text:tab/><text:tab/></text:span><text:span text:style-name="User_20_Entry"><text:span text:style-name="T50">Nina Zimmer</text:span></text:span></text:p>
      <text:p text:style-name="P10"><text:span text:style-name="Definition"><text:span text:style-name="T63">g</text:span></text:span><text:span text:style-name="Definition"><text:span text:style-name="T62">ebruikersnaam</text:span></text:span><text:span text:style-name="Definition"><text:span text:style-name="T60"><text:tab/></text:span></text:span><text:span text:style-name="User_20_Entry"><text:span text:style-name="T50">nina</text:span></text:span></text:p>
      <text:p text:style-name="P12"><text:span text:style-name="Definition"><text:span text:style-name="T63">c</text:span></text:span><text:span text:style-name="Definition"><text:span text:style-name="T62">omputernaam</text:span></text:span><text:span text:style-name="Definition"><text:span text:style-name="T61"><text:tab/><text:tab/></text:span></text:span><text:span text:style-name="User_20_Entry"><text:span text:style-name="T52"><text:reference-ref text:reference-format="text" text:ref-name="Computernaam">pc04</text:reference-ref></text:span></text:span><text:span text:style-name="T41"> <text:tab/><text:tab/><text:tab/><text:tab/>(</text:span><text:span text:style-name="T42">N</text:span><text:span text:style-name="T43">aast </text:span><text:span text:style-name="T44">W</text:span><text:span text:style-name="T45">indows </text:span><text:span text:style-name="T46">10</text:span><text:span text:style-name="T44"> – </text:span><text:span text:style-name="T43">dual boot</text:span><text:span text:style-name="T41">)</text:span></text:p>
      <text:p text:style-name="P11"><text:span text:style-name="Definition"><text:span text:style-name="T63">o</text:span></text:span><text:span text:style-name="Definition"><text:span text:style-name="T64">pstartmenu</text:span></text:span><text:span text:style-name="T30"><text:tab/><text:tab/><text:tab/></text:span><text:span text:style-name="User_20_Entry"><text:span text:style-name="T53">F9</text:span></text:span></text:p>
      <text:p text:style-name="P19"><text:span text:style-name="Definition"><text:span text:style-name="T63">i</text:span></text:span><text:span text:style-name="Definition"><text:span text:style-name="T64">nstellingen</text:span></text:span><text:span text:style-name="T30"><text:tab/><text:tab/><text:tab/></text:span><text:span text:style-name="User_20_Entry"><text:span text:style-name="T54">Esc</text:span></text:span></text:p>
      <text:p text:style-name="P28"><text:span text:style-name="Definition"><text:span text:style-name="T63">g</text:span></text:span><text:span text:style-name="Definition"><text:span text:style-name="T62">ebruiker</text:span></text:span><text:span text:style-name="Definition"><text:span text:style-name="T65">2</text:span></text:span><text:span text:style-name="T30"><text:tab/><text:tab/><text:tab/></text:span><text:span text:style-name="User_20_Entry"><text:span text:style-name="T51">Ruben Smit</text:span></text:span></text:p>
      <text:p text:style-name="P28"><text:span text:style-name="Definition"><text:span text:style-name="T63">g</text:span></text:span><text:span text:style-name="Definition"><text:span text:style-name="T62">ebruikersnaam</text:span></text:span><text:span text:style-name="Definition"><text:span text:style-name="T65">2</text:span></text:span><text:span text:style-name="Definition"><text:span text:style-name="T60"><text:tab/></text:span></text:span><text:span text:style-name="User_20_Entry"><text:span text:style-name="T51">ruben</text:span></text:span></text:p>
      <text:p text:style-name="P27"><text:span text:style-name="Definition"><text:span text:style-name="T63"/></text:span></text:p>
      <text:p text:style-name="P5"/>
      <text:list xml:id="list3387406794" text:style-name="L1">
        <text:list-item>
          <text:p text:style-name="P23">Installatie voorbereiden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0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23"/></text:span></text:p>
          </table:table-cell>
        </table:table-row>
      </table:table>
      <text:p text:style-name="P4"/>
      <text:list xml:id="list201927273335029" text:continue-numbering="true" text:style-name="L1">
        <text:list-item>
          <text:p text:style-name="P24">Installatie uitvoeren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22"><text:s/></text:span></text:span><text:span text:style-name="Strong_20_Emphasis"><text:span text:style-name="T28"><draw:control text:anchor-type="as-char" draw:z-index="0" draw:name="Vorm2" draw:style-name="gr1" draw:text-style-name="P29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4">Installeer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4">naast Windows 10. </text:span></text:span><text:span text:style-name="Strong_20_Emphasis"><text:span text:style-name="T27">Vervang een eerder geïnstalleerde Ubuntu.</text:span></text:span></text:p>
          </table:table-cell>
        </table:table-row>
      </table:table>
      <text:p text:style-name="P7"/>
      <text:p text:style-name="P8"/>
      <text:list xml:id="list201926776520712" text:continue-numbering="true" text:style-name="L1">
        <text:list-item>
          <text:p text:style-name="P25">Installatie afronden</text:p>
        </text:list-item>
      </text:list>
      <text:p text:style-name="P6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28"/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3"/></text:span></text:p>
          </table:table-cell>
        </table:table-row>
      </table:table>
      <text:p text:style-name="Standard"><text:span text:style-name="Strong_20_Emphasis"><text:span text:style-name="T15"/></text:span></text:p>
      <text:list xml:id="list201925986994697" text:continue-numbering="true" text:style-name="L1">
        <text:list-item>
          <text:p text:style-name="P26">Gebruiker inrichten</text:p>
        </text:list-item>
      </text:list>
      <text:p text:style-name="P6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0"><text:span text:style-name="Strong_20_Emphasis"><text:span text:style-name="T28"/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3"/></text:span></text:p>
          </table:table-cell>
        </table:table-row>
      </table:table>
      <text:p text:style-name="P15"/>
      <text:p text:style-name="P21"><text:span text:style-name="T9">E</text:span><text:span text:style-name="T10">inde c</text:span><text:span text:style-name="T8">hecklist, </text:span><text:span text:style-name="T11">d</text:span><text:span text:style-name="T8">e installatie van </text:span><text:span text:style-name="T8"><text:reference-ref text:reference-format="text" text:ref-name="Distributie">Ubuntu</text:reference-ref></text:span><text:span text:style-name="T8"><text:s/></text:span><text:span text:style-name="T7"><text:reference-ref text:reference-format="text" text:ref-name="Versie">22.04</text:reference-ref></text:span><text:span text:style-name="Strong_20_Emphasis"><text:span text:style-name="T13"><text:s/></text:span></text:span><text:span text:style-name="Strong_20_Emphasis"><text:span text:style-name="T14">LTS</text:span></text:span><text:span text:style-name="T7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4</text:reference-ref></text:span><text:span text:style-name="T12"><text:s/></text:span><text:span text:style-name="T8">is voltooid.<text:line-break/><text:line-break/></text:span><text:span text:style-name="T29">Geschreven</text:span><text:span text:style-name="T18"> door Karel Zimmer &lt;</text:span><text:a xlink:type="simple" xlink:href="mailto:info@karelzimmer.nl" text:style-name="Internet_20_link" text:visited-style-name="Visited_20_Internet_20_Link"><text:span text:style-name="T56">info@karelzimmer.nl</text:span></text:a><text:span text:style-name="T18">&gt;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4</text:file-name><text:tab/><text:date style:data-style-name="N36" text:date-value="2022-04-23T20:19:25.486036101">23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3T20:19:25.358741024</dc:date>
    <meta:printed-by>Karel Zimmer</meta:printed-by>
    <meta:print-date>2010-10-15T14:58:44</meta:print-date>
    <meta:keyword>Installatie</meta:keyword>
    <meta:keyword>Checklist</meta:keyword>
    <meta:keyword>Linux</meta:keyword>
    <meta:editing-cycles>2103</meta:editing-cycles>
    <meta:editing-duration>P5DT2H55M59S</meta:editing-duration>
    <dc:creator>Karel Zimmer</dc:creator>
    <meta:document-statistic meta:table-count="4" meta:image-count="0" meta:object-count="0" meta:page-count="1" meta:paragraph-count="19" meta:word-count="102" meta:character-count="779" meta:non-whitespace-character-count="680"/>
    <meta:user-defined meta:name="Info 1"/>
    <meta:user-defined meta:name="Info 2"/>
    <meta:user-defined meta:name="Info 3"/>
    <meta:user-defined meta:name="Info 4"/>
  </office:meta>
</office:document-meta>
</file>